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1">
      <style:text-properties fo:font-size="6pt" style:font-size-asian="5.25pt" style:font-size-complex="6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Text_20_body" style:list-style-name="L6">
      <style:text-properties fo:font-size="6pt" style:font-size-asian="5.25pt" style:font-size-complex="6pt"/>
    </style:style>
    <style:style style:name="P11" style:family="paragraph" style:parent-style-name="Text_20_body" style:list-style-name="L7">
      <style:text-properties fo:font-size="6pt" style:font-size-asian="5.25pt" style:font-size-complex="6pt"/>
    </style:style>
    <style:style style:name="P12" style:family="paragraph" style:parent-style-name="Text_20_body" style:list-style-name="L8">
      <style:text-properties fo:font-size="6pt" style:font-size-asian="5.25pt" style:font-size-complex="6pt"/>
    </style:style>
    <style:style style:name="P13" style:family="paragraph" style:parent-style-name="Text_20_body" style:list-style-name="L9">
      <style:text-properties fo:font-size="6pt" style:font-size-asian="5.25pt" style:font-size-complex="6pt"/>
    </style:style>
    <style:style style:name="P14" style:family="paragraph" style:parent-style-name="Text_20_body" style:list-style-name="L10">
      <style:text-properties fo:font-size="6pt" style:font-size-asian="5.25pt" style:font-size-complex="6pt"/>
    </style:style>
    <style:style style:name="P15" style:family="paragraph" style:parent-style-name="Text_20_body" style:list-style-name="L11">
      <style:text-properties fo:font-size="6pt" style:font-size-asian="5.25pt" style:font-size-complex="6pt"/>
    </style:style>
    <style:style style:name="P16" style:family="paragraph" style:parent-style-name="Text_20_body" style:list-style-name="L12">
      <style:text-properties fo:font-size="6pt" style:font-size-asian="5.25pt" style:font-size-complex="6pt"/>
    </style:style>
    <style:style style:name="P17" style:family="paragraph" style:parent-style-name="Text_20_body" style:list-style-name="L13">
      <style:text-properties fo:font-size="6pt" style:font-size-asian="5.25pt" style:font-size-complex="6pt"/>
    </style:style>
    <style:style style:name="P18" style:family="paragraph" style:parent-style-name="Text_20_body" style:list-style-name="L14">
      <style:text-properties fo:font-size="6pt" style:font-size-asian="5.25pt" style:font-size-complex="6pt"/>
    </style:style>
    <style:style style:name="P19" style:family="paragraph" style:parent-style-name="Text_20_body" style:list-style-name="L15">
      <style:text-properties fo:font-size="6pt" style:font-size-asian="5.25pt" style:font-size-complex="6pt"/>
    </style:style>
    <style:style style:name="P20" style:family="paragraph" style:parent-style-name="Text_20_body" style:list-style-name="L16">
      <style:text-properties fo:font-size="6pt" style:font-size-asian="5.25pt" style:font-size-complex="6pt"/>
    </style:style>
    <style:style style:name="P21" style:family="paragraph" style:parent-style-name="Text_20_body" style:list-style-name="L17">
      <style:text-properties fo:font-size="6pt" style:font-size-asian="5.25pt" style:font-size-complex="6pt"/>
    </style:style>
    <style:style style:name="P22" style:family="paragraph" style:parent-style-name="Text_20_body" style:list-style-name="L18">
      <style:text-properties fo:font-size="6pt" style:font-size-asian="5.25pt" style:font-size-complex="6pt"/>
    </style:style>
    <style:style style:name="P23" style:family="paragraph" style:parent-style-name="Text_20_body" style:list-style-name="L19">
      <style:text-properties fo:font-size="6pt" style:font-size-asian="5.25pt" style:font-size-complex="6pt"/>
    </style:style>
    <style:style style:name="P24" style:family="paragraph" style:parent-style-name="Text_20_body" style:list-style-name="L20">
      <style:text-properties fo:font-size="6pt" style:font-size-asian="5.25pt" style:font-size-complex="6pt"/>
    </style:style>
    <style:style style:name="P25" style:family="paragraph" style:parent-style-name="Text_20_body" style:list-style-name="L21">
      <style:text-properties fo:font-size="6pt" style:font-size-asian="5.25pt" style:font-size-complex="6pt"/>
    </style:style>
    <style:style style:name="P26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RoboChef system comprises:</text:p>
      <text:list text:style-name="L1">
        <text:list-item>
          <text:p text:style-name="P2"><text:span text:style-name="Strong_20_Emphasis">A robotic cooking system</text:span> (humanoid, appliance, or hybrid)</text:p>
        </text:list-item>
        <text:list-item>
          <text:p text:style-name="P2"><text:span text:style-name="Strong_20_Emphasis">Ingredient supply ecosystem</text:span> using the Authorized Encrypted Code (AEC)</text:p>
        </text:list-item>
        <text:list-item>
          <text:p text:style-name="P2"><text:span text:style-name="Strong_20_Emphasis">Cloud computing backend</text:span> for recipes, training, updates, and personalization</text:p>
        </text:list-item>
        <text:list-item>
          <text:p text:style-name="P2"><text:span text:style-name="Strong_20_Emphasis">Local computing module</text:span> for immediate control</text:p>
        </text:list-item>
        <text:list-item>
          <text:p text:style-name="P2"><text:span text:style-name="Strong_20_Emphasis">User interface module</text:span></text:p>
        </text:list-item>
        <text:list-item>
          <text:p text:style-name="P2"><text:span text:style-name="Strong_20_Emphasis">Food preparation hardware</text:span></text:p>
        </text:list-item>
        <text:list-item>
          <text:p text:style-name="P2"><text:span text:style-name="Strong_20_Emphasis">Continuous feedback sensors</text:span> for real-time adjustments</text:p>
        </text:list-item>
      </text:list>
      <text:p text:style-name="P3"/>
      <text:h text:style-name="P4" text:outline-level="1"><text:span text:style-name="Strong_20_Emphasis">4.2 Embodiment A — Humanoid Robot Chef System</text:span></text:h>
      <text:p text:style-name="P1">This embodiment uses a <text:span text:style-name="Strong_20_Emphasis">general-purpose humanoid robot</text:span> capable of performing culinary tasks using <text:span text:style-name="Strong_20_Emphasis">commercially available kitchen tools and appliances</text:span>.</text:p>
      <text:h text:style-name="P5" text:outline-level="3"><text:span text:style-name="Strong_20_Emphasis">4.2.1 Mechanical Structure</text:span></text:h>
      <text:list text:style-name="L2">
        <text:list-item>
          <text:p text:style-name="P6">Two articulated arms with multi-degree-of-freedom joints</text:p>
        </text:list-item>
        <text:list-item>
          <text:p text:style-name="P6">Robotic hands with tactile sensors and multiple grip postures</text:p>
        </text:list-item>
        <text:list-item>
          <text:p text:style-name="P6">Ability to hold knives, spoons, spatulas, pans</text:p>
        </text:list-item>
        <text:list-item>
          <text:p text:style-name="P6">Locomotion system (bipedal or wheeled-foot hybrid)</text:p>
        </text:list-item>
        <text:list-item>
          <text:p text:style-name="P6">Adjustable height to reach counters, stovetops, ovens</text:p>
        </text:list-item>
      </text:list>
      <text:h text:style-name="P5" text:outline-level="3"><text:span text:style-name="Strong_20_Emphasis">4.2.2 Sensor Array</text:span></text:h>
      <text:p text:style-name="P1">To operate like a chef, the robot contains:</text:p>
      <text:list text:style-name="L3">
        <text:list-item>
          <text:p text:style-name="P7">Force &amp; torque sensors (for cutting, slicing)</text:p>
        </text:list-item>
        <text:list-item>
          <text:p text:style-name="P7">Vision system (RGB, depth, thermal)</text:p>
        </text:list-item>
        <text:list-item>
          <text:p text:style-name="P7">Temperature sensors (surface &amp; IR)</text:p>
        </text:list-item>
        <text:list-item>
          <text:p text:style-name="P7">Weight measurement system</text:p>
        </text:list-item>
        <text:list-item>
          <text:p text:style-name="P7">Proximity sensors to avoid collisions</text:p>
        </text:list-item>
        <text:list-item>
          <text:p text:style-name="P7">Smell/gas sensors (steam, smoke, burn detection)</text:p>
        </text:list-item>
        <text:list-item>
          <text:p text:style-name="P7">AEC reader (barcode, RFID, NFC, or embedded chip)</text:p>
        </text:list-item>
        <text:list-item>
          <text:p text:style-name="P7">Microphone array for audio cues (boiling, sizzling, timers)</text:p>
        </text:list-item>
      </text:list>
      <text:h text:style-name="P5" text:outline-level="3"><text:span text:style-name="Strong_20_Emphasis">4.2.3 Food Preparation Tools</text:span></text:h>
      <text:p text:style-name="P1">Humanoid RoboChef interacts with tools including:</text:p>
      <text:list text:style-name="L4">
        <text:list-item>
          <text:p text:style-name="P8">knives (chef, paring, serrated)</text:p>
        </text:list-item>
        <text:list-item>
          <text:p text:style-name="P8">cutting boards</text:p>
        </text:list-item>
        <text:list-item>
          <text:p text:style-name="P8">pots/pans</text:p>
        </text:list-item>
        <text:list-item>
          <text:p text:style-name="P8">peelers, graters</text:p>
        </text:list-item>
        <text:list-item>
          <text:p text:style-name="P8">measuring cups/spoons</text:p>
        </text:list-item>
        <text:list-item>
          <text:p text:style-name="P8">spatulas, tongs</text:p>
        </text:list-item>
        <text:list-item>
          <text:p text:style-name="P8">ovens, stovetops, microwaves, blenders</text:p>
        </text:list-item>
      </text:list>
      <text:p text:style-name="P1">No special proprietary kitchen hardware is required.</text:p>
      <text:h text:style-name="P5" text:outline-level="3"><text:span text:style-name="Strong_20_Emphasis">4.2.4 Cooking Actions Performed</text:span></text:h>
      <text:p text:style-name="P1">The robot executes:</text:p>
      <text:list text:style-name="L5">
        <text:list-item>
          <text:p text:style-name="P9">cutting, chopping, dicing</text:p>
        </text:list-item>
        <text:list-item>
          <text:p text:style-name="P9">peeling, slicing, shredding</text:p>
        </text:list-item>
        <text:list-item>
          <text:p text:style-name="P9">mixing, stirring, whisking</text:p>
        </text:list-item>
        <text:list-item>
          <text:p text:style-name="P9">kneading, rolling</text:p>
        </text:list-item>
        <text:list-item>
          <text:p text:style-name="P9"><text:soft-page-break/>frying, boiling, steaming, sautéing</text:p>
        </text:list-item>
        <text:list-item>
          <text:p text:style-name="P9">baking, broiling, roasting</text:p>
        </text:list-item>
        <text:list-item>
          <text:p text:style-name="P9">plating meals</text:p>
        </text:list-item>
      </text:list>
      <text:p text:style-name="P1">Each action is controlled through a combination of <text:span text:style-name="Strong_20_Emphasis">vision + tactile feedback + recipe instructions</text:span>.</text:p>
      <text:p text:style-name="P3"/>
      <text:h text:style-name="P4" text:outline-level="1"><text:span text:style-name="Strong_20_Emphasis">4.3 Embodiment B — Robotic Appliance Chef System</text:span></text:h>
      <text:p text:style-name="P1">A fully integrated kitchen appliance that performs:</text:p>
      <text:list text:style-name="L6">
        <text:list-item>
          <text:p text:style-name="P10">ingredient storage</text:p>
        </text:list-item>
        <text:list-item>
          <text:p text:style-name="P10">ingredient capsule scanning (AEC verification)</text:p>
        </text:list-item>
        <text:list-item>
          <text:p text:style-name="P10">internal slicing/cutting via safe rotating tools</text:p>
        </text:list-item>
        <text:list-item>
          <text:p text:style-name="P10">mixing and blending</text:p>
        </text:list-item>
        <text:list-item>
          <text:p text:style-name="P10">cooking (boil, fry, steam, bake depending on configuration)</text:p>
        </text:list-item>
        <text:list-item>
          <text:p text:style-name="P10">dispensing finished meals</text:p>
        </text:list-item>
      </text:list>
      <text:p text:style-name="P1">This system resembles “Nespresso for food” but with <text:span text:style-name="Strong_20_Emphasis">multiple ingredients, dynamic cooking, precise timing, full meal complexity</text:span>.</text:p>
      <text:h text:style-name="P5" text:outline-level="3"><text:span text:style-name="Strong_20_Emphasis">4.3.1 Internal Architecture</text:span></text:h>
      <text:p text:style-name="P1"><text:span text:style-name="Strong_20_Emphasis">Compartments include:</text:span></text:p>
      <text:list text:style-name="L7">
        <text:list-item>
          <text:p text:style-name="P11">refrigerated ingredient storage bay</text:p>
        </text:list-item>
        <text:list-item>
          <text:p text:style-name="P11">dry storage bay</text:p>
        </text:list-item>
        <text:list-item>
          <text:p text:style-name="P11">capsule loading mechanism</text:p>
        </text:list-item>
        <text:list-item>
          <text:p text:style-name="P11">AEC scanner</text:p>
        </text:list-item>
        <text:list-item>
          <text:p text:style-name="P11">cutting chamber</text:p>
        </text:list-item>
        <text:list-item>
          <text:p text:style-name="P11">mixing bowl</text:p>
        </text:list-item>
        <text:list-item>
          <text:p text:style-name="P11">heating/cooking module</text:p>
        </text:list-item>
        <text:list-item>
          <text:p text:style-name="P11">plating tray</text:p>
        </text:list-item>
      </text:list>
      <text:p text:style-name="P1"><text:span text:style-name="Strong_20_Emphasis">Actuators include:</text:span></text:p>
      <text:list text:style-name="L8">
        <text:list-item>
          <text:p text:style-name="P12">multi-axis ingredient movers</text:p>
        </text:list-item>
        <text:list-item>
          <text:p text:style-name="P12">temperature-controlled heating coils</text:p>
        </text:list-item>
        <text:list-item>
          <text:p text:style-name="P12">induction cookers</text:p>
        </text:list-item>
        <text:list-item>
          <text:p text:style-name="P12">steam injectors</text:p>
        </text:list-item>
        <text:list-item>
          <text:p text:style-name="P12">controlled pressure valves</text:p>
        </text:list-item>
        <text:list-item>
          <text:p text:style-name="P12">cleaning fluid dispensers</text:p>
        </text:list-item>
      </text:list>
      <text:p text:style-name="P3"/>
      <text:h text:style-name="P4" text:outline-level="1"><text:span text:style-name="Strong_20_Emphasis">4.4 AEC (Authorized Encrypted Code) Mechanism</text:span></text:h>
      <text:p text:style-name="P1">This is the <text:span text:style-name="Strong_20_Emphasis">core patentable element</text:span>.</text:p>
      <text:h text:style-name="P5" text:outline-level="3"><text:span text:style-name="Strong_20_Emphasis">4.4.1 Purpose</text:span></text:h>
      <text:list text:style-name="L9">
        <text:list-item>
          <text:p text:style-name="P13">Prevent unauthorized ingredients</text:p>
        </text:list-item>
        <text:list-item>
          <text:p text:style-name="P13">Ensure food safety</text:p>
        </text:list-item>
        <text:list-item>
          <text:p text:style-name="P13">Prevent counterfeit consumables</text:p>
        </text:list-item>
        <text:list-item>
          <text:p text:style-name="P13">Generate recurring revenue for the patent owner</text:p>
        </text:list-item>
      </text:list>
      <text:h text:style-name="P5" text:outline-level="3"><text:span text:style-name="Strong_20_Emphasis">4.4.2 How It Works</text:span></text:h>
      <text:p text:style-name="P1">Each container/capsule contains a <text:span text:style-name="Strong_20_Emphasis">cryptographically generated code</text:span> representing:</text:p>
      <text:list text:style-name="L10">
        <text:list-item>
          <text:p text:style-name="P14">vendor identity</text:p>
        </text:list-item>
        <text:list-item>
          <text:p text:style-name="P14"><text:soft-page-break/>food item type</text:p>
        </text:list-item>
        <text:list-item>
          <text:p text:style-name="P14">batch number</text:p>
        </text:list-item>
        <text:list-item>
          <text:p text:style-name="P14">expiration</text:p>
        </text:list-item>
        <text:list-item>
          <text:p text:style-name="P14">safety indicators</text:p>
        </text:list-item>
        <text:list-item>
          <text:p text:style-name="P14">recipe compatibility</text:p>
        </text:list-item>
        <text:list-item>
          <text:p text:style-name="P14">allergen tags</text:p>
        </text:list-item>
      </text:list>
      <text:p text:style-name="P1">Codes change daily via:</text:p>
      <text:list text:style-name="L11">
        <text:list-item>
          <text:p text:style-name="P15">private key encryption</text:p>
        </text:list-item>
        <text:list-item>
          <text:p text:style-name="P15">random code rotation</text:p>
        </text:list-item>
        <text:list-item>
          <text:p text:style-name="P15">secure cloud-public-key verification</text:p>
        </text:list-item>
      </text:list>
      <text:h text:style-name="P5" text:outline-level="3"><text:span text:style-name="Strong_20_Emphasis">4.4.3 Verification Process</text:span></text:h>
      <text:list text:style-name="L12">
        <text:list-item>
          <text:p text:style-name="P16">User inserts sealed ingredient container.</text:p>
        </text:list-item>
        <text:list-item>
          <text:p text:style-name="P16">RoboChef scans the AEC using:</text:p>
          <text:list>
            <text:list-item>
              <text:p text:style-name="P16">barcode reader</text:p>
            </text:list-item>
            <text:list-item>
              <text:p text:style-name="P16">RFID/NFC chip reader</text:p>
            </text:list-item>
            <text:list-item>
              <text:p text:style-name="P16">optical scanner</text:p>
            </text:list-item>
            <text:list-item>
              <text:p text:style-name="P16">digital watermark reader</text:p>
            </text:list-item>
          </text:list>
        </text:list-item>
        <text:list-item>
          <text:p text:style-name="P16">Code is decrypted locally or validated via cloud.</text:p>
        </text:list-item>
        <text:list-item>
          <text:p text:style-name="P16">Machine checks:</text:p>
          <text:list>
            <text:list-item>
              <text:p text:style-name="P16">Is this vendor authorized?</text:p>
            </text:list-item>
            <text:list-item>
              <text:p text:style-name="P16">Is the food type valid?</text:p>
            </text:list-item>
            <text:list-item>
              <text:p text:style-name="P16">Is the date within window?</text:p>
            </text:list-item>
            <text:list-item>
              <text:p text:style-name="P16">Is the container tampered?</text:p>
            </text:list-item>
          </text:list>
        </text:list-item>
      </text:list>
      <text:p text:style-name="P1">If ANY condition fails:</text:p>
      <text:p text:style-name="P1"><text:span text:style-name="Strong_20_Emphasis">→ The ingredient is rejected.<text:line-break/>→ The machine refuses to cook.</text:span></text:p>
      <text:p text:style-name="P3"/>
      <text:h text:style-name="P4" text:outline-level="1"><text:span text:style-name="Strong_20_Emphasis">4.5 Recipe Execution Subsystem</text:span></text:h>
      <text:h text:style-name="P5" text:outline-level="3"><text:span text:style-name="Strong_20_Emphasis">4.5.1 Cloud Recipe Database</text:span></text:h>
      <text:list text:style-name="L13">
        <text:list-item>
          <text:p text:style-name="P17">tens of thousands of recipes</text:p>
        </text:list-item>
        <text:list-item>
          <text:p text:style-name="P17">each recipe is broken into <text:span text:style-name="Strong_20_Emphasis">micro-steps</text:span></text:p>
        </text:list-item>
        <text:list-item>
          <text:p text:style-name="P17">each micro-step contains:</text:p>
          <text:list>
            <text:list-item>
              <text:p text:style-name="P17">required ingredient</text:p>
            </text:list-item>
            <text:list-item>
              <text:p text:style-name="P17">required tool</text:p>
            </text:list-item>
            <text:list-item>
              <text:p text:style-name="P17">kitchen action</text:p>
            </text:list-item>
            <text:list-item>
              <text:p text:style-name="P17">temperature target</text:p>
            </text:list-item>
            <text:list-item>
              <text:p text:style-name="P17">timing</text:p>
            </text:list-item>
            <text:list-item>
              <text:p text:style-name="P17">safety rules</text:p>
            </text:list-item>
          </text:list>
        </text:list-item>
      </text:list>
      <text:h text:style-name="P5" text:outline-level="3"><text:span text:style-name="Strong_20_Emphasis">4.5.2 AI Personalization Engine</text:span></text:h>
      <text:p text:style-name="P1">Tracks:</text:p>
      <text:list text:style-name="L14">
        <text:list-item>
          <text:p text:style-name="P18">family preferences</text:p>
        </text:list-item>
        <text:list-item>
          <text:p text:style-name="P18">spice levels</text:p>
        </text:list-item>
        <text:list-item>
          <text:p text:style-name="P18">cooking softness</text:p>
        </text:list-item>
        <text:list-item>
          <text:p text:style-name="P18">texture preferences</text:p>
        </text:list-item>
        <text:list-item>
          <text:p text:style-name="P18"><text:soft-page-break/>allergies</text:p>
        </text:list-item>
        <text:list-item>
          <text:p text:style-name="P18">repeat dishes</text:p>
        </text:list-item>
        <text:list-item>
          <text:p text:style-name="P18">disliked dishes</text:p>
        </text:list-item>
        <text:list-item>
          <text:p text:style-name="P18">typical meal times</text:p>
        </text:list-item>
        <text:list-item>
          <text:p text:style-name="P18">nutritional needs</text:p>
        </text:list-item>
      </text:list>
      <text:p text:style-name="P1">The more the user cooks, the better it gets.</text:p>
      <text:p text:style-name="P3"/>
      <text:h text:style-name="P4" text:outline-level="1"><text:span text:style-name="Strong_20_Emphasis">4.6 User Interaction Module</text:span></text:h>
      <text:h text:style-name="P5" text:outline-level="3"><text:span text:style-name="Strong_20_Emphasis">4.6.1 Supported devices</text:span></text:h>
      <text:list text:style-name="L15">
        <text:list-item>
          <text:p text:style-name="P19">mobile phone</text:p>
        </text:list-item>
        <text:list-item>
          <text:p text:style-name="P19">tablet</text:p>
        </text:list-item>
        <text:list-item>
          <text:p text:style-name="P19">desktop computer</text:p>
        </text:list-item>
        <text:list-item>
          <text:p text:style-name="P19">digital assistant</text:p>
        </text:list-item>
        <text:list-item>
          <text:p text:style-name="P19">custom built robot control tablet</text:p>
        </text:list-item>
      </text:list>
      <text:h text:style-name="P5" text:outline-level="3"><text:span text:style-name="Strong_20_Emphasis">4.6.2 User Interface Features</text:span></text:h>
      <text:list text:style-name="L16">
        <text:list-item>
          <text:p text:style-name="P20">browse recipes</text:p>
        </text:list-item>
        <text:list-item>
          <text:p text:style-name="P20">view favorite dishes</text:p>
        </text:list-item>
        <text:list-item>
          <text:p text:style-name="P20">select dietary goals</text:p>
        </text:list-item>
        <text:list-item>
          <text:p text:style-name="P20">track ingredient usage</text:p>
        </text:list-item>
        <text:list-item>
          <text:p text:style-name="P20">reorder capsules</text:p>
        </text:list-item>
        <text:list-item>
          <text:p text:style-name="P20">receive alerts (“Ingredient expiring”)</text:p>
        </text:list-item>
      </text:list>
      <text:p text:style-name="P3"/>
      <text:h text:style-name="P4" text:outline-level="1"><text:span text:style-name="Strong_20_Emphasis">4.7 Safety Systems</text:span></text:h>
      <text:h text:style-name="P5" text:outline-level="3">For humanoid robot:</text:h>
      <text:list text:style-name="L17">
        <text:list-item>
          <text:p text:style-name="P21">thermal protection</text:p>
        </text:list-item>
        <text:list-item>
          <text:p text:style-name="P21">hot-surface detection</text:p>
        </text:list-item>
        <text:list-item>
          <text:p text:style-name="P21">automatic blade retraction</text:p>
        </text:list-item>
        <text:list-item>
          <text:p text:style-name="P21">smoke detection</text:p>
        </text:list-item>
        <text:list-item>
          <text:p text:style-name="P21">collision prevention</text:p>
        </text:list-item>
        <text:list-item>
          <text:p text:style-name="P21">emergency power cutoff</text:p>
        </text:list-item>
      </text:list>
      <text:h text:style-name="P5" text:outline-level="3">For appliance robot:</text:h>
      <text:list text:style-name="L18">
        <text:list-item>
          <text:p text:style-name="P22">sealed cutting chamber</text:p>
        </text:list-item>
        <text:list-item>
          <text:p text:style-name="P22">locked cooking chamber</text:p>
        </text:list-item>
        <text:list-item>
          <text:p text:style-name="P22">internal temperature control</text:p>
        </text:list-item>
        <text:list-item>
          <text:p text:style-name="P22">overpressure protection</text:p>
        </text:list-item>
        <text:list-item>
          <text:p text:style-name="P22">food contamination detection</text:p>
        </text:list-item>
      </text:list>
      <text:p text:style-name="P3"/>
      <text:h text:style-name="P4" text:outline-level="1"><text:span text:style-name="Strong_20_Emphasis">4.8 Cleaning &amp; Maintenance System</text:span></text:h>
      <text:p text:style-name="P1">RoboChef performs <text:span text:style-name="Strong_20_Emphasis">self-cleaning</text:span>, using:</text:p>
      <text:list text:style-name="L19">
        <text:list-item>
          <text:p text:style-name="P23">high-temperature steam</text:p>
        </text:list-item>
        <text:list-item>
          <text:p text:style-name="P23">rotating brushes</text:p>
        </text:list-item>
        <text:list-item>
          <text:p text:style-name="P23"><text:soft-page-break/>food-safe cleaning fluids</text:p>
        </text:list-item>
        <text:list-item>
          <text:p text:style-name="P23">UV-C sterilization (optional)</text:p>
        </text:list-item>
        <text:list-item>
          <text:p text:style-name="P23">removable dishwasher-safe parts</text:p>
        </text:list-item>
      </text:list>
      <text:p text:style-name="P1">Both embodiments support automatic cleaning cycles after each cook.</text:p>
      <text:p text:style-name="P3"/>
      <text:h text:style-name="P4" text:outline-level="1"><text:span text:style-name="Strong_20_Emphasis">4.9 Network &amp; Connectivity System</text:span></text:h>
      <text:list text:style-name="L20">
        <text:list-item>
          <text:p text:style-name="P24">WiFi</text:p>
        </text:list-item>
        <text:list-item>
          <text:p text:style-name="P24">optional cellular (restaurant version)</text:p>
        </text:list-item>
        <text:list-item>
          <text:p text:style-name="P24">local fallback mode (offline AEC cache)</text:p>
        </text:list-item>
        <text:list-item>
          <text:p text:style-name="P24">secure communication protocols (TLS, AES, ECDH)</text:p>
        </text:list-item>
      </text:list>
      <text:p text:style-name="P3"/>
      <text:h text:style-name="P4" text:outline-level="1"><text:span text:style-name="Strong_20_Emphasis">4.10 Summary of Enablement</text:span></text:h>
      <text:p text:style-name="P1">This section demonstrates that RoboChef can be constructed using:</text:p>
      <text:list text:style-name="L21">
        <text:list-item>
          <text:p text:style-name="P25">existing humanoid robotics (Tesla Optimus, Figure, Agility, Sanctuary)</text:p>
        </text:list-item>
        <text:list-item>
          <text:p text:style-name="P25">existing kitchen appliances</text:p>
        </text:list-item>
        <text:list-item>
          <text:p text:style-name="P25">existing cryptographic verification techniques</text:p>
        </text:list-item>
        <text:list-item>
          <text:p text:style-name="P25">established cloud architectures</text:p>
        </text:list-item>
      </text:list>
      <text:p text:style-name="P1">Nothing is speculative science.</text:p>
      <text:p text:style-name="P1">This ensures <text:span text:style-name="Strong_20_Emphasis">USPTO enablement compliance</text:span>.</text:p>
      <text:p text:style-name="P3"/>
      <text:p text:style-name="P1">✔️ <text:span text:style-name="Strong_20_Emphasis">Section 4 Delivered.</text:span></text:p>
      <text:p text:style-name="P1">When ready, say:</text:p>
      <text:h text:style-name="P5" text:outline-level="3"><text:span text:style-name="Strong_20_Emphasis">“Proceed with Section 5.”</text:span></text:h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2:40:03.836876300</meta:creation-date>
    <dc:date>2025-11-17T22:41:46.268082200</dc:date>
    <meta:editing-duration>PT1M42S</meta:editing-duration>
    <meta:editing-cycles>1</meta:editing-cycles>
    <meta:document-statistic meta:table-count="0" meta:image-count="0" meta:object-count="0" meta:page-count="5" meta:paragraph-count="182" meta:word-count="861" meta:character-count="5595" meta:non-whitespace-character-count="5047"/>
    <meta:generator>LibreOffice/25.8.2.2$Windows_X86_64 LibreOffice_project/d401f2107ccab8f924a8e2df40f573aab7605b6f</meta:generator>
  </office:meta>
</office:document-meta>
</file>